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WebSocketClient.getMaxFrame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Client.setHandlePing( boolean handle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Client.getHandle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Client.execute( URI url , WebSocke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Client.buildSpec( @ Nullable String protocol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actorNettyWebSocketClient.getWebsocketClient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Client.ReactorNettyWebSocketClient( HttpClient htt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Client.ReactorNettyWeb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Client.setNettyHeaders( HttpHeaders httpHeaders , io . netty . handler . codec . http . HttpHeaders netty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Client.toHttpHeaders( WebsocketInbound inb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ctorNettyWebSocketClient.execute( URI url , HttpHeaders requestHeaders , WebSocke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actorNettyWebSocketClient.setMaxFramePayloadLength( int maxFramePayloa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Client.getHt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WebSocketClient.ReactorNettyWebSocketClient( HttpClient httpClient , Supplier &lt; WebsocketClientSpec . Builder &gt; builder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